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783cm" style:use-optimal-column-width="false"/>
    </style:style>
    <style:style style:name="co2" style:family="table-column">
      <style:table-column-properties style:column-width="1.7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d320" style:repeat="repea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006600" style:repeat="repeat"/>
    </style:style>
    <style:style style:name="ce4" style:family="table-cell">
      <style:graphic-properties draw:fill="solid" draw:fill-color="#ff00cc" style:repeat="repeat"/>
    </style:style>
    <style:style style:name="ce5" style:family="table-cell">
      <style:graphic-properties draw:fill="solid" draw:fill-color="#ff420e" style:repeat="repeat"/>
    </style:style>
    <style:style style:name="ce6" style:family="table-cell">
      <style:graphic-properties draw:fill="solid" draw:fill-color="#ccff00" style:repeat="repeat"/>
    </style:style>
    <style:style style:name="ce7" style:family="table-cell">
      <style:graphic-properties draw:fill="solid" draw:fill-color="#ff3333" style:repeat="repeat"/>
    </style:style>
    <style:style style:name="ce8" style:family="table-cell">
      <style:graphic-properties draw:fill="solid" draw:fill-color="#ff6600" style:repeat="repeat"/>
    </style:style>
    <style:style style:name="ce9" style:family="table-cell">
      <style:graphic-properties draw:fill="solid" draw:fill-color="#9900ff"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0.698cm" svg:height="5.831cm" svg:x="5.087cm" svg:y="2.9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1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2"/>
              <table:table-cell table:style-name="ce1"/>
            </table:table-row>
            <table:table-row table:style-name="ro1" table:default-cell-style-name="ce4">
              <table:table-cell/>
              <table:table-cell/>
              <table:table-cell/>
              <table:table-cell table:style-name="ce3"/>
              <table:table-cell table:style-name="ce2"/>
              <table:table-cell table:style-name="ce1"/>
            </table:table-row>
            <table:table-row table:style-name="ro1" table:default-cell-style-name="ce5">
              <table:table-cell/>
              <table:table-cell/>
              <table:table-cell table:style-name="ce4"/>
              <table:table-cell table:style-name="ce3"/>
              <table:table-cell table:style-name="ce2"/>
              <table:table-cell table:style-name="ce1"/>
            </table:table-row>
            <table:table-row table:style-name="ro1">
              <table:table-cell table:style-name="ce6"/>
              <table:table-cell table:style-name="ce7"/>
              <table:table-cell table:style-name="ce4"/>
              <table:table-cell table:style-name="ce3"/>
              <table:table-cell table:style-name="ce2"/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1.407cm" svg:height="1.673cm" svg:x="5.583cm" svg:y="9.89cm">
          <draw:text-box>
            <text:p><text:s text:c="4"/>1 + 3 + 5 + 7 + 9 + 11 <text:s text:c="6"/>= 6^2</text:p>
            <text:p>=&gt;1 + 3 + 5 + 7 + 9 + … + (2n-1) = n^2</text:p>
          </draw:text-box>
        </draw:frame>
        <draw:frame draw:style-name="standard" draw:layer="layout" svg:width="10.26cm" svg:height="5.831cm" svg:x="5.472cm" svg:y="13.87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2">
              <table:table-cell/>
              <table:table-cell table:style-name="ce8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8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 table:style-name="ce9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9"/>
              <table:table-cell table:style-name="ce9"/>
              <table:table-cell table:style-name="ce9"/>
              <table:table-cell/>
            </table:table-row>
            <table:table-row table:style-name="ro1" table:default-cell-style-name="ce9">
              <table:table-cell table:style-name="ce2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layer="layout" svg:width="10.404cm" svg:height="2.384cm" svg:x="5.707cm" svg:y="20.431cm">
          <draw:text-box>
            <text:p>4(1 + 3 + 5) = (5+1)(5+1)</text:p>
            <text:p>=&gt;4(1 + 3 + 5 + ...+(2n-1)) = 2n*2n </text:p>
            <text:p>=&gt; 1 + 3 + 5 + … + (2n-1) = n*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23:27:59.752746000</meta:creation-date>
    <dc:date>2015-01-20T23:49:42.769341000</dc:date>
    <meta:editing-duration>PT5M12S</meta:editing-duration>
    <meta:editing-cycles>2</meta:editing-cycles>
    <meta:generator>LibreOffice/4.2.5.2$MacOSX_X86_64 LibreOffice_project/61cb170a04bb1f12e77c884eab9192be736ec5f5</meta:generator>
    <meta:document-statistic meta:object-count="4"/>
  </office:meta>
</office:document-meta>
</file>